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H1">
      <style:paragraph-properties fo:margin-left="0in" fo:margin-right="0in" fo:text-indent="0in" style:auto-text-indent="false" fo:break-before="page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Standard">
      <style:text-properties officeooo:paragraph-rsid="00200507"/>
    </style:style>
    <style:style style:name="P8" style:family="paragraph" style:parent-style-name="Default_20_Alt">
      <style:text-properties officeooo:rsid="001f3795" officeooo:paragraph-rsid="001f3795"/>
    </style:style>
    <style:style style:name="P9" style:family="paragraph" style:parent-style-name="Standard" style:list-style-name="List_20_1"/>
    <style:style style:name="P10" style:family="paragraph" style:parent-style-name="Standard" style:list-style-name="List_20_1">
      <style:text-properties officeooo:paragraph-rsid="0023c0c1"/>
    </style:style>
    <style:style style:name="P11" style:family="paragraph" style:parent-style-name="Standard" style:list-style-name="List_20_1">
      <style:text-properties style:font-name="Albany AMT"/>
    </style:style>
    <style:style style:name="P12" style:family="paragraph" style:parent-style-name="Standard" style:list-style-name="List_20_1">
      <style:text-properties officeooo:rsid="0021f5e0" officeooo:paragraph-rsid="0021f5e0"/>
    </style:style>
    <style:style style:name="P13" style:family="paragraph" style:parent-style-name="Standard" style:list-style-name="List_20_1">
      <style:text-properties officeooo:rsid="0021f5e0" officeooo:paragraph-rsid="0023c0c1"/>
    </style:style>
    <style:style style:name="P14" style:family="paragraph" style:parent-style-name="Standard" style:list-style-name="List_20_1">
      <style:text-properties fo:font-weight="normal" style:font-weight-asian="normal" style:font-weight-complex="normal"/>
    </style:style>
    <style:style style:name="P15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P16" style:family="paragraph" style:parent-style-name="Standard">
      <style:text-properties officeooo:paragraph-rsid="0024186b"/>
    </style:style>
    <style:style style:name="P17" style:family="paragraph" style:parent-style-name="H2">
      <style:text-properties officeooo:paragraph-rsid="0023c0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0507"/>
    </style:style>
    <style:style style:name="T7" style:family="text">
      <style:text-properties officeooo:rsid="0021f5e0"/>
    </style:style>
    <style:style style:name="T8" style:family="text">
      <style:text-properties officeooo:rsid="0023c0c1"/>
    </style:style>
    <style:style style:name="T9" style:family="text">
      <style:text-properties officeooo:rsid="00256f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</text:p>
              <text:p text:style-name="Default_20_Alt">thomas.ingram@gmail.com</text:p>
              <text:p text:style-name="Default_20_Alt">919 449.6305</text:p>
              <text:p text:style-name="P8">2015-03-23</text:p>
            </table:table-cell>
          </table:table-row>
        </table:table-header-rows>
      </table:table>
      <text:p text:style-name="P6">Professional Summary</text:p>
      <text:list xml:id="list3566847495820103112" text:style-name="List_20_1">
        <text:list-item>
          <text:p text:style-name="P11">Self-taught programmer with strong desire to learn</text:p>
        </text:list-item>
        <text:list-item>
          <text:p text:style-name="P11">Build, contribute to and maintain open source projects</text:p>
        </text:list-item>
        <text:list-item>
          <text:p text:style-name="P11"><text:span text:style-name="T6">Maintain</text:span> several sites (some built from scratch and some CMS-based)</text:p>
        </text:list-item>
        <text:list-item>
          <text:p text:style-name="P11">MVC (Rails, Sinatra, ASP.NET MVC, others - including a custom PHP framework)</text:p>
        </text:list-item>
        <text:list-item>
          <text:p text:style-name="P11">Well-developed analytical skills</text:p>
        </text:list-item>
        <text:list-item>
          <text:p text:style-name="P11">Attend trade meetings and conferences regularly</text:p>
        </text:list-item>
      </text:list>
      <text:p text:style-name="P1"/>
      <text:p text:style-name="H1">Technical<text:span text:style-name="T4"> Summary</text:span></text:p>
      <text:p text:style-name="P7"><text:span text:style-name="T1">Current Skills, Tools:</text:span> Ruby, git, VIM, HTML, CSS, JavaScript, Node.js, <text:span text:style-name="T6">Functional Programming</text:span>, TDD, REST, Pair Programming, SQL<text:span text:style-name="T6">, OOP</text:span></text:p>
      <text:p text:style-name="Standard"/>
      <text:p text:style-name="Standard"><text:span text:style-name="T1">Past Experience:</text:span> C#, ASP.NET, PHP, SVN, MongoDB, Drupal, VB, ColdFusion</text:p>
      <text:p text:style-name="Standard"/>
      <text:p text:style-name="Standard"><text:span text:style-name="T1">Future Interests:</text:span> <text:span text:style-name="T6">Rip, </text:span>Haskell, LISP, Graphic Design</text:p>
      <text:p text:style-name="Standard"/>
      <text:p text:style-name="Standard"><text:span text:style-name="T1">Open Source:</text:span> https://github.com/ravinggenius, https://github.com/rip-lang</text:p>
      <text:p text:style-name="P1"/>
      <text:p text:style-name="P4">Professional Experience</text:p>
      <text:p text:style-name="P17"><text:span text:style-name="T9">Gather Digital</text:span>; <text:span text:style-name="T9">Senior</text:span> Developer; <text:span text:style-name="T9">Chapel Hill</text:span>, NC; 04/201<text:span text:style-name="T9">5</text:span> - <text:span text:style-name="T9">10/2016</text:span></text:p>
      <text:list xml:id="list113758287490656" text:continue-numbering="true" text:style-name="List_20_1">
        <text:list-item>
          <text:p text:style-name="P12">Build several components in a large medical trials application <text:span text:style-name="T1">Ruby, Rails, Grape, Rack, Angular</text:span></text:p>
        </text:list-item>
        <text:list-item>
          <text:p text:style-name="P9">Helped build a medical decision support tool for a large corporation <text:span text:style-name="T1">Ruby, Rails, HAML/SASS, JavaScript, PostgreSQL</text:span></text:p>
        </text:list-item>
        <text:list-item>
          <text:p text:style-name="P9">Helped build a nationwide weather forecast tracking application <text:span text:style-name="T1">Ruby, Rails, Slim/SASS, JavaScript, MySQL</text:span></text:p>
        </text:list-item>
        <text:list-item>
          <text:p text:style-name="P9">Built a <text:span text:style-name="T1">multi-threaded</text:span> accident report downloader for a local lawyer <text:span text:style-name="T1">Ruby, Mechanize</text:span></text:p>
        </text:list-item>
        <text:list-item>
          <text:p text:style-name="P9">Helped build a network analyzing web application <text:span text:style-name="T1">Ruby, Rails, HAML/SASS, JavaScript, MongoDB</text:span></text:p>
        </text:list-item>
        <text:list-item>
          <text:p text:style-name="P9">Helped build an internal tool for Procter &amp; Gamble <text:span text:style-name="T1">Ruby, Rails, HAML/SASS, JavaScript, PostgreSQL</text:span></text:p>
        </text:list-item>
      </text:list>
      <text:p text:style-name="P16"/>
      <text:p text:style-name="P17">RoleModel Software; Web Developer; Holly Springs, NC; 04/2010 - <text:span text:style-name="T9">04/2015</text:span></text:p>
      <text:list xml:id="list113758020040115" text:continue-numbering="true" text:style-name="List_20_1">
        <text:list-item>
          <text:p text:style-name="P13">Build several components in a large medical trials application <text:span text:style-name="T1">Ruby, Rails, Grape, Rack, Angular</text:span></text:p>
        </text:list-item>
        <text:list-item>
          <text:p text:style-name="P10">Helped build a medical decision support tool for a large corporation <text:span text:style-name="T1">Ruby, Rails, HAML/SASS, JavaScript, PostgreSQL</text:span></text:p>
        </text:list-item>
        <text:list-item>
          <text:p text:style-name="P10">Helped build a nationwide weather forecast tracking application <text:span text:style-name="T1">Ruby, Rails, Slim/SASS, JavaScript, MySQL</text:span></text:p>
        </text:list-item>
        <text:list-item>
          <text:p text:style-name="P10">Built a <text:span text:style-name="T1">multi-threaded</text:span> accident report downloader for a local lawyer <text:span text:style-name="T1">Ruby, Mechanize</text:span></text:p>
        </text:list-item>
        <text:list-item>
          <text:p text:style-name="P10">Helped build a network analyzing web application <text:span text:style-name="T1">Ruby, Rails, HAML/SASS, JavaScript, MongoDB</text:span></text:p>
        </text:list-item>
      </text:list>
      <text:p text:style-name="P16">Helped build an internal tool for Procter &amp; Gamble <text:span text:style-name="T1">Ruby, Rails, HAML/SASS, JavaScript, PostgreSQL</text:span></text:p>
      <text:p text:style-name="P16"/>
      <text:p text:style-name="H2">яandomByDesign; Freelancer | Owner; Apex, NC; 03/2008 - present</text:p>
      <text:list xml:id="list113758830407919" text:continue-numbering="true" text:style-name="List_20_1">
        <text:list-item>
          <text:p text:style-name="P14">Working on a new general-purpose <text:span text:style-name="T7">functional</text:span> programming language (<text:span text:style-name="T1">Rip</text:span>) in spare time <text:span text:style-name="T1">Ruby, LLVM</text:span></text:p>
        </text:list-item>
        <text:list-item>
          <text:p text:style-name="P14">Built static site generator (<text:span text:style-name="T1">Staticpress</text:span>, development currently on hold) with advanced routing and taxonomy <text:span text:style-name="T1">Ruby</text:span></text:p>
        </text:list-item>
        <text:list-item>
          <text:p text:style-name="P9"><text:span text:style-name="T5">Developed a </text:span><text:span text:style-name="T1">CMS</text:span><text:span text:style-name="T5"> from scratch for another church website </text:span><text:span text:style-name="T1">Ruby, Rails, HAML/SASS, MongoDB</text:span></text:p>
        </text:list-item>
        <text:list-item>
          <text:p text:style-name="P9"><text:span text:style-name="T5">Created a church </text:span><text:span text:style-name="T1">CMS</text:span><text:span text:style-name="T5">-backed website for a friend </text:span><text:span text:style-name="T1">Drupal, PHP, MySQL</text:span></text:p>
        </text:list-item>
        <text:list-item>
          <text:p text:style-name="P14">Hand-crafted several websites for friends and family <text:span text:style-name="T1">Ruby, Sinatra, HTML, CSS, JavaScript</text:span></text:p>
        </text:list-item>
      </text:list>
      <text:p text:style-name="Standard"/>
      <text:p text:style-name="H2">CISYS | Life Sciences; Web Developer; <text:span text:style-name="T2">N Raleigh, NC; 10/2007 - 03/2010</text:span></text:p>
      <text:list xml:id="list113758073464750" text:continue-numbering="true" text:style-name="List_20_1">
        <text:list-item>
          <text:p text:style-name="P9"><text:soft-page-break/>Built a <text:span text:style-name="T1">SharePoint</text:span>-backed IRB system from scratch with custom secure login <text:span text:style-name="T1">C#, HTML, CSS, JavaScript</text:span></text:p>
          <text:list>
            <text:list-item>
              <text:p text:style-name="P9">Built a flexible <text:span text:style-name="T1">ORM</text:span><text:span text:style-name="T5"> for interacting with SharePoint’s database (inspired by </text:span><text:span text:style-name="T1">Ruby</text:span><text:span text:style-name="T5">’s </text:span><text:span text:style-name="T1">DataMapper</text:span><text:span text:style-name="T5">)</text:span></text:p>
            </text:list-item>
            <text:list-item>
              <text:p text:style-name="P9">Created many helper classes, including an <text:span text:style-name="T1">HTML|XML</text:span>-generation library</text:p>
            </text:list-item>
          </text:list>
        </text:list-item>
        <text:list-item>
          <text:p text:style-name="P9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5">Advocated improved development methodologies, such as test-driven development</text:p>
        </text:list-item>
        <text:list-item>
          <text:p text:style-name="P15">Contracted with partner/vendor, Presentation Strategies</text:p>
          <text:list>
            <text:list-item>
              <text:p text:style-name="P9"><text:span text:style-name="T3">Supported existing reporting projects </text:span><text:span text:style-name="T2">MSSQL, XML, VBA</text:span></text:p>
            </text:list-item>
            <text:list-item>
              <text:p text:style-name="P9"><text:span text:style-name="T3">Updated and maintained some websites </text:span><text:span text:style-name="T1">PHP, HTML</text:span><text:span text:style-name="T2">, CSS, MSSQL, MySQL</text:span></text:p>
            </text:list-item>
          </text:list>
        </text:list-item>
      </text:list>
      <text:p text:style-name="P5">Education</text:p>
      <text:p text:style-name="H2">Sandhills Community College; Pinehurst, NC; 2001 spring semester</text:p>
      <text:p text:style-name="P2"/>
      <text:p text:style-name="H2">Pensacola Christian College; Pensacola, FL; 2000 spring semester</text:p>
      <text:list xml:id="list113758174921845" text:continue-numbering="true" text:style-name="List_20_1">
        <text:list-item>
          <text:p text:style-name="P15">Computer Science major</text:p>
        </text:list-item>
      </text:list>
      <text:p text:style-name="P3"/>
      <text:p text:style-name="H2">Calvary Christian School; Southern Pines, NC; 1995 - 1999</text:p>
      <text:list xml:id="list113758286530182" text:continue-numbering="true" text:style-name="List_20_1">
        <text:list-item>
          <text:p text:style-name="P9">Chose electives that focused on Math, Physics and Logic</text:p>
        </text:list-item>
      </text:list>
      <text:p text:style-name="Standard"/>
      <text:p text:style-name="H1">Certifications</text:p>
      <text:list xml:id="list113757520128346" text:continue-numbering="true" text:style-name="List_20_1">
        <text:list-item>
          <text:p text:style-name="P9">Computer Troubleshooting; Wake Technical Community College; 2006</text:p>
        </text:list-item>
        <text:list-item>
          <text:p text:style-name="P9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loext:contextual-spacing="false" fo:text-indent="0in" style:auto-text-indent="false">
        <style:tab-stops/>
      </style:paragraph-properties>
      <style:text-properties style:font-name="Albany AMT" fo:font-family="'Albany AMT'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loext:contextual-spacing="false" fo:text-align="start" style:justify-single-word="false" fo:text-indent="0in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loext:contextual-spacing="false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meta:initial-creator>Thomas Ingram</meta:initial-creator>
    <meta:creation-date>2007-05-22T21:52:06</meta:creation-date>
    <dc:creator>Thomas Ingram</dc:creator>
    <dc:date>2016-10-17T11:37:56.276771000</dc:date>
    <dc:language>en-US</dc:language>
    <meta:editing-cycles>327</meta:editing-cycles>
    <meta:editing-duration>P8DT16H54M29S</meta:editing-duration>
    <meta:document-statistic meta:table-count="1" meta:image-count="0" meta:object-count="0" meta:page-count="3" meta:paragraph-count="56" meta:word-count="535" meta:character-count="3748" meta:non-whitespace-character-count="3303"/>
    <meta:user-defined meta:name="Info 1"/>
    <meta:user-defined meta:name="Info 2"/>
    <meta:user-defined meta:name="Info 3"/>
    <meta:user-defined meta:name="Info 4"/>
  </office:meta>
</office:document-meta>
</file>